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95mm"/>
    </style:style>
    <style:style style:name="co2" style:family="table-column">
      <style:table-column-properties fo:break-before="auto" style:column-width="75.51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10.88mm"/>
    </style:style>
    <style:style style:name="co5" style:family="table-column">
      <style:table-column-properties fo:break-before="auto" style:column-width="14.78mm"/>
    </style:style>
    <style:style style:name="co6" style:family="table-column">
      <style:table-column-properties fo:break-before="auto" style:column-width="11.85mm"/>
    </style:style>
    <style:style style:name="co7" style:family="table-column">
      <style:table-column-properties fo:break-before="auto" style:column-width="10.3mm"/>
    </style:style>
    <style:style style:name="co8" style:family="table-column">
      <style:table-column-properties fo:break-before="auto" style:column-width="9.53mm"/>
    </style:style>
    <style:style style:name="co9" style:family="table-column">
      <style:table-column-properties fo:break-before="auto" style:column-width="59.71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UTSMER9A3_Gambierdiscus-carpenteri_gosum2-cell" table:style-name="ta1">
        <table:shapes>
          <draw:frame draw:z-index="0" draw:style-name="gr1" draw:text-style-name="P1" svg:width="292.92mm" svg:height="353.2mm" svg:x="165.88mm" svg:y="0.99mm">
            <loext:p draw:notify-on-update-of-ranges="'UTSMER9A3_Gambierdiscus-carpenteri_gosum2-cell'.B1:'UTSMER9A3_Gambierdiscus-carpenteri_gosum2-cell'.B1 'UTSMER9A3_Gambierdiscus-carpenteri_gosum2-cell'.B2:'UTSMER9A3_Gambierdiscus-carpenteri_gosum2-cell'.B44 'UTSMER9A3_Gambierdiscus-carpenteri_gosum2-cell'.C1:'UTSMER9A3_Gambierdiscus-carpenteri_gosum2-cell'.C1 'UTSMER9A3_Gambierdiscus-carpenteri_gosum2-cell'.C2:'UTSMER9A3_Gambierdiscus-carpenteri_gosum2-cell'.C44 'UTSMER9A3_Gambierdiscus-carpenteri_gosum2-cell'.D1:'UTSMER9A3_Gambierdiscus-carpenteri_gosum2-cell'.D1 'UTSMER9A3_Gambierdiscus-carpenteri_gosum2-cell'.D2:'UTSMER9A3_Gambierdiscus-carpenteri_gosum2-cell'.D44 'UTSMER9A3_Gambierdiscus-carpenteri_gosum2-cell'.E1:'UTSMER9A3_Gambierdiscus-carpenteri_gosum2-cell'.E1 'UTSMER9A3_Gambierdiscus-carpenteri_gosum2-cell'.E2:'UTSMER9A3_Gambierdiscus-carpenteri_gosum2-cell'.E44 'UTSMER9A3_Gambierdiscus-carpenteri_gosum2-cell'.F1:'UTSMER9A3_Gambierdiscus-carpenteri_gosum2-cell'.F1 'UTSMER9A3_Gambierdiscus-carpenteri_gosum2-cell'.F2:'UTSMER9A3_Gambierdiscus-carpenteri_gosum2-cell'.F44 'UTSMER9A3_Gambierdiscus-carpenteri_gosum2-cell'.G1:'UTSMER9A3_Gambierdiscus-carpenteri_gosum2-cell'.G1 'UTSMER9A3_Gambierdiscus-carpenteri_gosum2-cell'.G2:'UTSMER9A3_Gambierdiscus-carpenteri_gosum2-cell'.G4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function</text:p>
          </table:table-cell>
          <table:table-cell office:value-type="string" calcext:value-type="string">
            <text:p>G. australes</text:p>
          </table:table-cell>
          <table:table-cell office:value-type="string" calcext:value-type="string">
            <text:p>G. carpenteri</text:p>
          </table:table-cell>
          <table:table-cell office:value-type="string" calcext:value-type="string">
            <text:p>G. lapillus</text:p>
          </table:table-cell>
          <table:table-cell office:value-type="string" calcext:value-type="string">
            <text:p>G. cf. Silvae</text:p>
          </table:table-cell>
          <table:table-cell office:value-type="string" calcext:value-type="string">
            <text:p>G. polynesien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05911</text:p>
          </table:table-cell>
          <table:table-cell office:value-type="string" calcext:value-type="string">
            <text:p>cell-cell jun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05929</text:p>
          </table:table-cell>
          <table:table-cell office:value-type="string" calcext:value-type="string">
            <text:p>ciliu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08287</text:p>
          </table:table-cell>
          <table:table-cell office:value-type="string" calcext:value-type="string">
            <text:p>protein serine/threonine phosphatase complex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19867</text:p>
          </table:table-cell>
          <table:table-cell office:value-type="string" calcext:value-type="string">
            <text:p>outer membran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30312</text:p>
          </table:table-cell>
          <table:table-cell office:value-type="string" calcext:value-type="string">
            <text:p>external encapsulating structur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31012</text:p>
          </table:table-cell>
          <table:table-cell office:value-type="string" calcext:value-type="string">
            <text:p>extracellular matrix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31090</text:p>
          </table:table-cell>
          <table:table-cell office:value-type="string" calcext:value-type="string">
            <text:p>organelle membrane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31224</text:p>
          </table:table-cell>
          <table:table-cell office:value-type="string" calcext:value-type="string">
            <text:p>intrinsic component of membran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31975</text:p>
          </table:table-cell>
          <table:table-cell office:value-type="string" calcext:value-type="string">
            <text:p>envelop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32993</text:p>
          </table:table-cell>
          <table:table-cell office:value-type="string" calcext:value-type="string">
            <text:p>protein-DNA complex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33061</text:p>
          </table:table-cell>
          <table:table-cell office:value-type="string" calcext:value-type="string">
            <text:p>DNA recombinase mediator comple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34518</text:p>
          </table:table-cell>
          <table:table-cell office:value-type="string" calcext:value-type="string">
            <text:p>RNA cap binding comple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36338</text:p>
          </table:table-cell>
          <table:table-cell office:value-type="string" calcext:value-type="string">
            <text:p>viral membran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42597</text:p>
          </table:table-cell>
          <table:table-cell office:value-type="string" calcext:value-type="string">
            <text:p>periplasmic spac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42995</text:p>
          </table:table-cell>
          <table:table-cell office:value-type="string" calcext:value-type="string">
            <text:p>cell projec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43227</text:p>
          </table:table-cell>
          <table:table-cell office:value-type="string" calcext:value-type="string">
            <text:p>membrane-bounded organelle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43228</text:p>
          </table:table-cell>
          <table:table-cell office:value-type="string" calcext:value-type="string">
            <text:p>non-membrane-bounded organell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43229</text:p>
          </table:table-cell>
          <table:table-cell office:value-type="string" calcext:value-type="string">
            <text:p>intracellular organel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43233</text:p>
          </table:table-cell>
          <table:table-cell office:value-type="string" calcext:value-type="string">
            <text:p>organelle lumen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43235</text:p>
          </table:table-cell>
          <table:table-cell office:value-type="string" calcext:value-type="string">
            <text:p>receptor complex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44424</text:p>
          </table:table-cell>
          <table:table-cell office:value-type="string" calcext:value-type="string">
            <text:p>intracellular part</text:p>
          </table:table-cell>
          <table:table-cell office:value-type="float" office:value="164" calcext:value-type="float">
            <text:p>164</text:p>
          </table:table-cell>
          <table:table-cell office:value-type="float" office:value="156" calcext:value-type="float">
            <text:p>156</text:p>
          </table:table-cell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44441</text:p>
          </table:table-cell>
          <table:table-cell office:value-type="string" calcext:value-type="string">
            <text:p>ciliary par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44446</text:p>
          </table:table-cell>
          <table:table-cell office:value-type="string" calcext:value-type="string">
            <text:p>intracellular organelle part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44449</text:p>
          </table:table-cell>
          <table:table-cell office:value-type="string" calcext:value-type="string">
            <text:p>contractile fiber par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44455</text:p>
          </table:table-cell>
          <table:table-cell office:value-type="string" calcext:value-type="string">
            <text:p>mitochondrial membrane par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44459</text:p>
          </table:table-cell>
          <table:table-cell office:value-type="string" calcext:value-type="string">
            <text:p>plasma membrane par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44461</text:p>
          </table:table-cell>
          <table:table-cell office:value-type="string" calcext:value-type="string">
            <text:p>bacterial-type flagellum par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44462</text:p>
          </table:table-cell>
          <table:table-cell office:value-type="string" calcext:value-type="string">
            <text:p>external encapsulating structure par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44463</text:p>
          </table:table-cell>
          <table:table-cell office:value-type="string" calcext:value-type="string">
            <text:p>cell projection part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44815</text:p>
          </table:table-cell>
          <table:table-cell office:value-type="string" calcext:value-type="string">
            <text:p>DNA packaging complex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70069</text:p>
          </table:table-cell>
          <table:table-cell office:value-type="string" calcext:value-type="string">
            <text:p>cytochrome complex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97458</text:p>
          </table:table-cell>
          <table:table-cell office:value-type="string" calcext:value-type="string">
            <text:p>neuron pa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98552</text:p>
          </table:table-cell>
          <table:table-cell office:value-type="string" calcext:value-type="string">
            <text:p>side of membran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98796</text:p>
          </table:table-cell>
          <table:table-cell office:value-type="string" calcext:value-type="string">
            <text:p>membrane protein complex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98805</text:p>
          </table:table-cell>
          <table:table-cell office:value-type="string" calcext:value-type="string">
            <text:p>whole membrane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99023</text:p>
          </table:table-cell>
          <table:table-cell office:value-type="string" calcext:value-type="string">
            <text:p>tethering complex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99081</text:p>
          </table:table-cell>
          <table:table-cell office:value-type="string" calcext:value-type="string">
            <text:p>supramolecular polymer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120114</text:p>
          </table:table-cell>
          <table:table-cell office:value-type="string" calcext:value-type="string">
            <text:p>Sm-like protein family complex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1902494</text:p>
          </table:table-cell>
          <table:table-cell office:value-type="string" calcext:value-type="string">
            <text:p>catalytic complex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1990204</text:p>
          </table:table-cell>
          <table:table-cell office:value-type="string" calcext:value-type="string">
            <text:p>oxidoreductase comple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1990351</text:p>
          </table:table-cell>
          <table:table-cell office:value-type="string" calcext:value-type="string">
            <text:p>transporter comple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1990391</text:p>
          </table:table-cell>
          <table:table-cell office:value-type="string" calcext:value-type="string">
            <text:p>DNA repair complex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1990904</text:p>
          </table:table-cell>
          <table:table-cell office:value-type="string" calcext:value-type="string">
            <text:p>ribonucleoprotein complex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6">00/00/0000</text:date>, <text:time style:data-style-name="N2" text:time-value="15:25:06.4802054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6T15:32:45.905261512</dc:date>
    <meta:editing-duration>PT17M9S</meta:editing-duration>
    <meta:editing-cycles>7</meta:editing-cycles>
    <meta:generator>LibreOffice/5.1.6.2$Linux_X86_64 LibreOffice_project/10m0$Build-2</meta:generator>
    <meta:document-statistic meta:table-count="1" meta:cell-count="3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70" chart:interval-major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293cm" svg:height="35.321cm" xlink:href=".." xlink:type="simple" chart:class="chart:bar" chart:style-name="ch1">
        <chart:legend svg:x="25.9cm" svg:y="21.653cm" style:legend-expansion="custom" chartooo:width="3.391cm" chartooo:height="3.233cm" style:legend-expansion-aspect-ratio="1.04887101763068" chart:style-name="ch2"/>
        <chart:plot-area chart:style-name="ch3" table:cell-range-address="'UTSMER9A3_Gambierdiscus-carpenteri_gosum2-cell'.B1:'UTSMER9A3_Gambierdiscus-carpenteri_gosum2-cell'.G44" chart:data-source-has-labels="both" svg:x="0.975cm" svg:y="0.139cm" svg:width="25.06cm" svg:height="35.148cm">
          <chartooo:coordinate-region svg:x="4.863cm" svg:y="0.338cm" svg:width="21.172cm" svg:height="29.442cm"/>
          <chart:axis chart:dimension="x" chart:name="primary-x" chart:style-name="ch4" chartooo:axis-type="auto">
            <chartooo:date-scale/>
            <chart:categories table:cell-range-address="'UTSMER9A3_Gambierdiscus-carpenteri_gosum2-cell'.B2:'UTSMER9A3_Gambierdiscus-carpenteri_gosum2-cell'.B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UTSMER9A3_Gambierdiscus-carpenteri_gosum2-cell'.C2:'UTSMER9A3_Gambierdiscus-carpenteri_gosum2-cell'.C44" chart:label-cell-address="'UTSMER9A3_Gambierdiscus-carpenteri_gosum2-cell'.C1:'UTSMER9A3_Gambierdiscus-carpenteri_gosum2-cell'.C1" chart:class="chart:bar">
            <chart:data-point chart:repeated="43"/>
          </chart:series>
          <chart:series chart:style-name="ch8" chart:values-cell-range-address="'UTSMER9A3_Gambierdiscus-carpenteri_gosum2-cell'.D2:'UTSMER9A3_Gambierdiscus-carpenteri_gosum2-cell'.D44" chart:label-cell-address="'UTSMER9A3_Gambierdiscus-carpenteri_gosum2-cell'.D1:'UTSMER9A3_Gambierdiscus-carpenteri_gosum2-cell'.D1" chart:class="chart:bar">
            <chart:data-point chart:repeated="43"/>
          </chart:series>
          <chart:series chart:style-name="ch9" chart:values-cell-range-address="'UTSMER9A3_Gambierdiscus-carpenteri_gosum2-cell'.E2:'UTSMER9A3_Gambierdiscus-carpenteri_gosum2-cell'.E44" chart:label-cell-address="'UTSMER9A3_Gambierdiscus-carpenteri_gosum2-cell'.E1:'UTSMER9A3_Gambierdiscus-carpenteri_gosum2-cell'.E1" chart:class="chart:bar">
            <chart:data-point chart:repeated="43"/>
          </chart:series>
          <chart:series chart:style-name="ch10" chart:values-cell-range-address="'UTSMER9A3_Gambierdiscus-carpenteri_gosum2-cell'.F2:'UTSMER9A3_Gambierdiscus-carpenteri_gosum2-cell'.F44" chart:label-cell-address="'UTSMER9A3_Gambierdiscus-carpenteri_gosum2-cell'.F1:'UTSMER9A3_Gambierdiscus-carpenteri_gosum2-cell'.F1" chart:class="chart:bar">
            <chart:data-point chart:repeated="43"/>
          </chart:series>
          <chart:series chart:style-name="ch11" chart:values-cell-range-address="'UTSMER9A3_Gambierdiscus-carpenteri_gosum2-cell'.G2:'UTSMER9A3_Gambierdiscus-carpenteri_gosum2-cell'.G44" chart:label-cell-address="'UTSMER9A3_Gambierdiscus-carpenteri_gosum2-cell'.G1:'UTSMER9A3_Gambierdiscus-carpenteri_gosum2-cell'.G1" chart:class="chart:bar">
            <chart:data-point chart:repeated="4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. australes</text:p>
                <draw:g>
                  <svg:desc>'UTSMER9A3_Gambierdiscus-carpenteri_gosum2-cell'.C1:'UTSMER9A3_Gambierdiscus-carpenteri_gosum2-cell'.C1</svg:desc>
                </draw:g>
              </table:table-cell>
              <table:table-cell office:value-type="string">
                <text:p>G. carpenteri</text:p>
                <draw:g>
                  <svg:desc>'UTSMER9A3_Gambierdiscus-carpenteri_gosum2-cell'.D1:'UTSMER9A3_Gambierdiscus-carpenteri_gosum2-cell'.D1</svg:desc>
                </draw:g>
              </table:table-cell>
              <table:table-cell office:value-type="string">
                <text:p>G. lapillus</text:p>
                <draw:g>
                  <svg:desc>'UTSMER9A3_Gambierdiscus-carpenteri_gosum2-cell'.E1:'UTSMER9A3_Gambierdiscus-carpenteri_gosum2-cell'.E1</svg:desc>
                </draw:g>
              </table:table-cell>
              <table:table-cell office:value-type="string">
                <text:p>G. cf. Silvae</text:p>
                <draw:g>
                  <svg:desc>'UTSMER9A3_Gambierdiscus-carpenteri_gosum2-cell'.F1:'UTSMER9A3_Gambierdiscus-carpenteri_gosum2-cell'.F1</svg:desc>
                </draw:g>
              </table:table-cell>
              <table:table-cell office:value-type="string">
                <text:p>G. polynesiensis</text:p>
                <draw:g>
                  <svg:desc>'UTSMER9A3_Gambierdiscus-carpenteri_gosum2-cell'.G1:'UTSMER9A3_Gambierdiscus-carpenteri_gosum2-cell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ell-cell junction</text:p>
                <draw:g>
                  <svg:desc>'UTSMER9A3_Gambierdiscus-carpenteri_gosum2-cell'.B2:'UTSMER9A3_Gambierdiscus-carpenteri_gosum2-cell'.B44</svg:desc>
                </draw:g>
              </table:table-cell>
              <table:table-cell office:value-type="float" office:value="0">
                <text:p>0</text:p>
                <draw:g>
                  <svg:desc>'UTSMER9A3_Gambierdiscus-carpenteri_gosum2-cell'.C2:'UTSMER9A3_Gambierdiscus-carpenteri_gosum2-cell'.C44</svg:desc>
                </draw:g>
              </table:table-cell>
              <table:table-cell office:value-type="float" office:value="1">
                <text:p>1</text:p>
                <draw:g>
                  <svg:desc>'UTSMER9A3_Gambierdiscus-carpenteri_gosum2-cell'.D2:'UTSMER9A3_Gambierdiscus-carpenteri_gosum2-cell'.D44</svg:desc>
                </draw:g>
              </table:table-cell>
              <table:table-cell office:value-type="float" office:value="0">
                <text:p>0</text:p>
                <draw:g>
                  <svg:desc>'UTSMER9A3_Gambierdiscus-carpenteri_gosum2-cell'.E2:'UTSMER9A3_Gambierdiscus-carpenteri_gosum2-cell'.E44</svg:desc>
                </draw:g>
              </table:table-cell>
              <table:table-cell office:value-type="float" office:value="0">
                <text:p>0</text:p>
                <draw:g>
                  <svg:desc>'UTSMER9A3_Gambierdiscus-carpenteri_gosum2-cell'.F2:'UTSMER9A3_Gambierdiscus-carpenteri_gosum2-cell'.F44</svg:desc>
                </draw:g>
              </table:table-cell>
              <table:table-cell office:value-type="float" office:value="1">
                <text:p>1</text:p>
                <draw:g>
                  <svg:desc>'UTSMER9A3_Gambierdiscus-carpenteri_gosum2-cell'.G2:'UTSMER9A3_Gambierdiscus-carpenteri_gosum2-cell'.G44</svg:desc>
                </draw:g>
              </table:table-cell>
            </table:table-row>
            <table:table-row>
              <table:table-cell office:value-type="string">
                <text:p>cilium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otein serine/threonine phosphatase complex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uter membrane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xternal encapsulating structu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tracellular matrix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rganelle membrane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ntrinsic component of membrane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envelope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otein-DNA complex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NA recombinase mediator complex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NA cap binding complex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iral membran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eriplasmic space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ell projection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embrane-bounded organelle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non-membrane-bounded organelle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intracellular organelle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organelle lume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ceptor complex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tracellular part</text:p>
              </table:table-cell>
              <table:table-cell office:value-type="float" office:value="164">
                <text:p>164</text:p>
              </table:table-cell>
              <table:table-cell office:value-type="float" office:value="156">
                <text:p>156</text:p>
              </table:table-cell>
              <table:table-cell office:value-type="float" office:value="153">
                <text:p>153</text:p>
              </table:table-cell>
              <table:table-cell office:value-type="float" office:value="159">
                <text:p>15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ciliary part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ntracellular organelle part</text:p>
              </table:table-cell>
              <table:table-cell office:value-type="float" office:value="95">
                <text:p>95</text:p>
              </table:table-cell>
              <table:table-cell office:value-type="float" office:value="88">
                <text:p>88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contractile fiber par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tochondrial membrane part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asma membrane part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bacterial-type flagellum part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ternal encapsulating structure par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ell projection part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DNA packaging complex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ytochrome complex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euron part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ide of membrane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embrane protein complex</text:p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whole membrane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ethering complex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upramolecular polymer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m-like protein family complex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atalytic complex</text:p>
              </table:table-cell>
              <table:table-cell office:value-type="float" office:value="42">
                <text:p>42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  <table:table-cell office:value-type="float" office:value="41">
                <text:p>4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oxidoreductase complex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ransporter complex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DNA repair complex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ibonucleoprotein complex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